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b57b3fc5f85bc258e7025e0e3d4772c" style:family="table-column">
      <style:table-column-properties fo:break-before="auto" style:use-optimal-column-width="false" style:column-width="6cm"/>
    </style:style>
    <style:style style:name="odsStyleTableColumn-b305a3399c52dbd1c3169f9f97589b0a" style:family="table-column">
      <style:table-column-properties fo:break-before="auto" style:use-optimal-column-width="false" style:column-width="5cm"/>
    </style:style>
    <style:style style:name="odsStyleTableColumn-3b6d636463a8516960c95b2467ccb509" style:family="table-column">
      <style:table-column-properties fo:break-before="auto" style:use-optimal-column-width="false" style:column-width="3cm"/>
    </style:style>
    <style:style style:name="odsStyleTableCell-d12d4a733485f380fbfd3bc72fe49ed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50655b27af5de1885cd8b8ff54f0eda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281ce64745edbd419c64f1db950bcc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ab4da0c3581c6a154e908b424dec16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24d550ce56262fd5b94eef98ff67199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db57b3fc5f85bc258e7025e0e3d4772c" table:default-cell-style-name="Default"/>
        <table:table-column table:style-name="odsStyleTableColumn-b305a3399c52dbd1c3169f9f97589b0a" table:default-cell-style-name="Default"/>
        <table:table-column table:style-name="odsStyleTableColumn-3b6d636463a8516960c95b2467ccb509" table:default-cell-style-name="Default"/>
        <table:table-column table:style-name="odsStyleTableColumn-3b6d636463a8516960c95b2467ccb509" table:default-cell-style-name="Default"/>
        <table:table-column table:style-name="odsStyleTableColumn-3b6d636463a8516960c95b2467ccb50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12d4a733485f380fbfd3bc72fe49ed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50655b27af5de1885cd8b8ff54f0eda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50655b27af5de1885cd8b8ff54f0eda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950655b27af5de1885cd8b8ff54f0eda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50655b27af5de1885cd8b8ff54f0eda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281ce64745edbd419c64f1db950bccb" office:value-type="string">
            <text:p>PAIS</text:p>
          </table:table-cell>
          <table:table-cell table:style-name="odsStyleTableCell-3281ce64745edbd419c64f1db950bccb" office:value-type="string">
            <text:p>UNIDAD MONETARIA</text:p>
          </table:table-cell>
          <table:table-cell table:style-name="odsStyleTableCell-3281ce64745edbd419c64f1db950bccb" office:value-type="string">
            <text:p>MONEDA</text:p>
          </table:table-cell>
          <table:table-cell table:style-name="odsStyleTableCell-3281ce64745edbd419c64f1db950bccb" office:value-type="string">
            <text:p>TIPO DE CAMBIO EN Bs POR UNIDAD DE MONEDA EXTRANJERA</text:p>
          </table:table-cell>
          <table:table-cell table:style-name="odsStyleTableCell-3281ce64745edbd419c64f1db950bccb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50655b27af5de1885cd8b8ff54f0eda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281ce64745edbd419c64f1db950bccb" office:value-type="string">
            <text:p> </text:p>
          </table:table-cell>
          <table:table-cell table:style-name="odsStyleTableCell-3281ce64745edbd419c64f1db950bccb" office:value-type="string">
            <text:p>UNIDAD MONETARIA</text:p>
          </table:table-cell>
          <table:table-cell table:style-name="odsStyleTableCell-3281ce64745edbd419c64f1db950bccb" office:value-type="string">
            <text:p>MONEDA</text:p>
          </table:table-cell>
          <table:table-cell table:style-name="odsStyleTableCell-3281ce64745edbd419c64f1db950bccb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50655b27af5de1885cd8b8ff54f0eda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281ce64745edbd419c64f1db950bccb" office:value-type="string">
            <text:p> </text:p>
          </table:table-cell>
        </table:table-row>
        <table:table-row table:style-name="ro1">
          <table:table-cell table:style-name="odsStyleTableCell-bab4da0c3581c6a154e908b424dec168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4d550ce56262fd5b94eef98ff67199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36</meta:creation-date>
    <meta:generator>ods générator</meta:generator>
    <dc:date>2024-10-16T04:16:36</dc:date>
    <meta:editing-duration>PT1S</meta:editing-duration>
    <meta:editing-cycles>1</meta:editing-cycles>
    <meta:document-statistic meta:table-count="1" meta:cell-count="4" meta:object-count="0"/>
  </office:meta>
</office:document-meta>
</file>